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7cc" officeooo:paragraph-rsid="000197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old</text:span> normal</text:p>
      <text:p text:style-name="P1">normal <text:span text:style-name="T2">italic</text:span></text:p>
      <text:p text:style-name="P1">normal <text:span text:style-name="T3">underlined</text:span> norm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09:46:32.232000000</meta:creation-date>
    <dc:date>2024-09-12T09:51:33.550000000</dc:date>
    <meta:editing-duration>PT5M1S</meta:editing-duration>
    <meta:editing-cycles>1</meta:editing-cycles>
    <meta:document-statistic meta:table-count="0" meta:image-count="0" meta:object-count="0" meta:page-count="1" meta:paragraph-count="3" meta:word-count="7" meta:character-count="48" meta:non-whitespace-character-count="44"/>
    <meta:generator>LibreOfficeDev/25.2.0.0.alpha0$Windows_X86_64 LibreOffice_project/7f50471615fb1b083e6c4735892359d269573e81</meta:generator>
  </office:meta>
</office:document-meta>
</file>